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ear y Gestionar Proveedores en el Módulo de Compras en Odoo 17</text:h>
      <text:h text:style-name="Heading_20_4" text:outline-level="4"><text:span text:style-name="Strong_20_Emphasis">Acceder al Módulo de Compras</text:span>:</text:h>
      <text:list text:style-name="L1">
        <text:list-item>
          <text:p text:style-name="P2">Inicia sesión en tu instancia de Odoo.</text:p>
        </text:list-item>
        <text:list-item>
          <text:p text:style-name="P1">Dirígete al menú principal y selecciona el módulo <text:span text:style-name="Strong_20_Emphasis">Compras</text:span>.</text:p>
        </text:list-item>
      </text:list>
      <text:p text:style-name="Horizontal_20_Line"/>
      <text:h text:style-name="Heading_20_4" text:outline-level="4"><text:span text:style-name="Strong_20_Emphasis">Crear Proveedores</text:span>:</text:h>
      <text:list text:style-name="L2">
        <text:list-item>
          <text:p text:style-name="P4">Dentro del módulo de Compras, haz clic en <text:span text:style-name="Strong_20_Emphasis">Pedidos</text:span> y luego selecciona la opción <text:span text:style-name="Strong_20_Emphasis">Proveedores</text:span>.</text:p>
        </text:list-item>
        <text:list-item>
          <text:p text:style-name="P4">Haz clic en el botón <text:span text:style-name="Strong_20_Emphasis">Crear</text:span>.</text:p>
        </text:list-item>
        <text:list-item>
          <text:p text:style-name="P4">En el formulario que aparece, ingresa los datos básicos del proveedor:</text:p>
          <text:list>
            <text:list-item>
              <text:p text:style-name="P4"><text:span text:style-name="Strong_20_Emphasis">Nombre</text:span>: Nombre del proveedor.</text:p>
            </text:list-item>
            <text:list-item>
              <text:p text:style-name="P4"><text:span text:style-name="Strong_20_Emphasis">Dirección</text:span>: Calle, ciudad, y código postal.</text:p>
            </text:list-item>
            <text:list-item>
              <text:p text:style-name="P4"><text:span text:style-name="Strong_20_Emphasis">Detalles de contacto</text:span>: Teléfono, correo electrónico, etc.</text:p>
            </text:list-item>
          </text:list>
        </text:list-item>
        <text:list-item>
          <text:p text:style-name="P4">Si es necesario, completa información adicional como:</text:p>
          <text:list>
            <text:list-item>
              <text:p text:style-name="P4"><text:span text:style-name="Strong_20_Emphasis">Condiciones de pago</text:span>: Condiciones específicas para este proveedor.</text:p>
            </text:list-item>
            <text:list-item>
              <text:p text:style-name="P4"><text:span text:style-name="Strong_20_Emphasis">Categorías</text:span>: Asigna categorías para clasificar a los proveedores.</text:p>
            </text:list-item>
          </text:list>
        </text:list-item>
        <text:list-item>
          <text:p text:style-name="P3">Haz clic en <text:span text:style-name="Strong_20_Emphasis">Guardar</text:span> para registrar al proveedor.</text:p>
        </text:list-item>
      </text:list>
      <text:p text:style-name="Horizontal_20_Line"/>
      <text:h text:style-name="Heading_20_4" text:outline-level="4"><text:span text:style-name="Strong_20_Emphasis">Asignar Productos a Proveedores</text:span>:</text:h>
      <text:list text:style-name="L3">
        <text:list-item>
          <text:p text:style-name="P6">Ve al módulo <text:span text:style-name="Strong_20_Emphasis">Contactos</text:span> desde el menú principal o desde la pestaña correspondiente en el módulo de Compras.</text:p>
        </text:list-item>
        <text:list-item>
          <text:p text:style-name="P6">Selecciona el proveedor al que deseas asignar productos.</text:p>
        </text:list-item>
        <text:list-item>
          <text:p text:style-name="P6">En la ficha del proveedor, localiza la pestaña <text:span text:style-name="Strong_20_Emphasis">Productos</text:span> (o similar).</text:p>
        </text:list-item>
        <text:list-item>
          <text:p text:style-name="P6">Haz clic en <text:span text:style-name="Strong_20_Emphasis">Agregar Producto</text:span> y selecciona los productos que el proveedor puede suministrar.</text:p>
        </text:list-item>
        <text:list-item>
          <text:p text:style-name="P6">Configura los detalles de los productos:</text:p>
          <text:list>
            <text:list-item>
              <text:p text:style-name="P6">Precio por unidad.</text:p>
            </text:list-item>
            <text:list-item>
              <text:p text:style-name="P6">Moneda.</text:p>
            </text:list-item>
            <text:list-item>
              <text:p text:style-name="P6">Tiempo estimado de entrega.</text:p>
            </text:list-item>
          </text:list>
        </text:list-item>
        <text:list-item>
          <text:p text:style-name="P5">Haz clic en <text:span text:style-name="Strong_20_Emphasis">Guardar</text:span> para finalizar.</text:p>
        </text:list-item>
      </text:list>
      <text:p text:style-name="Horizontal_20_Line"/>
      <text:h text:style-name="Heading_20_4" text:outline-level="4"><text:span text:style-name="Strong_20_Emphasis">Verificar la Configuración</text:span>:</text:h>
      <text:list text:style-name="L4">
        <text:list-item>
          <text:p text:style-name="P8">Regresa al módulo de Compras y crea un nuevo pedido de compra.</text:p>
        </text:list-item>
        <text:list-item>
          <text:p text:style-name="P8">En el campo de proveedor, selecciona el proveedor configurado.</text:p>
        </text:list-item>
        <text:list-item>
          <text:p text:style-name="P7">Agrega productos al pedido y verifica que los datos del proveedor (precios, plazos, etc.) se reflejan correctament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29:08.355521353</meta:creation-date>
    <dc:date>2024-12-09T05:30:08.932709815</dc:date>
    <meta:editing-duration>PT1M2S</meta:editing-duration>
    <meta:editing-cycles>1</meta:editing-cycles>
    <meta:document-statistic meta:table-count="0" meta:image-count="0" meta:object-count="0" meta:page-count="1" meta:paragraph-count="29" meta:word-count="255" meta:character-count="1540" meta:non-whitespace-character-count="1338"/>
    <meta:generator>LibreOffice/24.2.6.2$Linux_X86_64 LibreOffice_project/420$Build-2</meta:generator>
  </office:meta>
</office:document-meta>
</file>